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7"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56" style:family="table-cell" style:parent-style-name="Default">
      <style:table-cell-properties fo:background-color="#ff6d6d"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80"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 POSIX-bas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 office:value-type="string" calcext:value-type="string">
            <text:p>NLB can route traffic to EC2 Instances, IP’s and to ALB!</text:p>
          </table:table-cell>
          <table:table-cell table:style-name="ce9"/>
          <table:table-cell table:number-columns-repeated="1022"/>
        </table:table-row>
        <table:table-row table:style-name="ro1">
          <table:table-cell table:style-name="ce80" office:value-type="string" calcext:value-type="string">
            <text:p>ALB doesn’t have a static IP address. NLB does. That’s why AWS recommends that, if we need a static IP for our ALB, we can front it with a NLB</text:p>
          </table:table-cell>
          <table:table-cell table:style-name="ce80"/>
          <table:table-cell table:number-columns-repeated="1022"/>
        </table:table-row>
        <table:table-row table:style-name="ro1">
          <table:table-cell table:style-name="ce80" office:value-type="string" calcext:value-type="string">
            <text:p>Remember: AWSALB is generated by the LOAD-BALANCER. AWSALBAPP is generated by the APPLICATION (is has the APP suffix)</text:p>
          </table:table-cell>
          <table:table-cell table:style-name="ce80"/>
          <table:table-cell table:number-columns-repeated="1022"/>
        </table:table-row>
        <table:table-row table:style-name="ro1">
          <table:table-cell table:style-name="ce80" office:value-type="string" calcext:value-type="string">
            <text:p>With CZLB off, traffic is distributed at the NODE OF THE L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80" office:value-type="string" calcext:value-type="string">
            <text:p>Scaling RDS storage is officially called RDS Storage Auto-Scaling </text:p>
          </table:table-cell>
          <table:table-cell table:style-name="ce80"/>
          <table:table-cell table:number-columns-repeated="1022"/>
        </table:table-row>
        <table:table-row table:style-name="ro1">
          <table:table-cell table:style-name="ce9" office:value-type="string" calcext:value-type="string">
            <text:p>Read Replicas can be within AZ, cross AZ or cross region!</text:p>
          </table:table-cell>
          <table:table-cell table:style-name="ce9"/>
          <table:table-cell table:number-columns-repeated="1022"/>
        </table:table-row>
        <table:table-row table:style-name="ro1">
          <table:table-cell table:style-name="ce9" office:value-type="string" calcext:value-type="string">
            <text:p>We don’t pay fees for read-replicas in the same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7">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28" office:value-type="string" calcext:value-type="string">
            <text:p>DNS hostnames and DNS resolution are required settings for private hosted zon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5"/>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style-name="ce21" office:value-type="string" calcext:value-type="string">
            <text:p>DataSync can transfer directly to S3 Glacier and Glacier D.A</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8">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27" office:value-type="string" calcext:value-type="string">
            <text:p>Single-digit millisecond performance</text:p>
          </table:table-cell>
          <table:table-cell table:style-name="ce27" office:value-type="string" calcext:value-type="string">
            <text:p>Remember this!</text:p>
          </table:table-cell>
          <table:table-cell table:number-columns-repeated="1022"/>
        </table:table-row>
        <table:table-row table:style-name="ro1">
          <table:table-cell table:style-name="ce27" office:value-type="string" calcext:value-type="string">
            <text:p>Rapidly evolve the schema</text:p>
          </table:table-cell>
          <table:table-cell table:style-name="ce27"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7" office:value-type="string" calcext:value-type="string">
            <text:p>DynamoDB TTL</text:p>
          </table:table-cell>
          <table:table-cell table:style-name="ce27"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7" office:value-type="string" calcext:value-type="string">
            <text:p>Point-in-time recovery</text:p>
          </table:table-cell>
          <table:table-cell table:style-name="ce27" office:value-type="string" calcext:value-type="string">
            <text:p>Optionally enabled for the last 35 days. The recovery process creates a new table.</text:p>
          </table:table-cell>
          <table:table-cell table:number-columns-repeated="1022"/>
        </table:table-row>
        <table:table-row table:style-name="ro1">
          <table:table-cell table:style-name="ce27" office:value-type="string" calcext:value-type="string">
            <text:p>On-demand backups </text:p>
          </table:table-cell>
          <table:table-cell table:style-name="ce27"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27" office:value-type="string" calcext:value-type="string">
            <text:p>Used to…</text:p>
          </table:table-cell>
          <table:table-cell table:style-name="ce27"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7" office:value-type="string" calcext:value-type="string" table:number-columns-spanned="1" table:number-rows-spanned="3">
            <text:p>API Gateway endpoint types</text:p>
          </table:table-cell>
          <table:table-cell table:style-name="ce27"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7"/>
          <table:table-cell table:style-name="ce27" office:value-type="string" calcext:value-type="string">
            <text:p>Regional. Accessible only from the region it was created on</text:p>
          </table:table-cell>
          <table:table-cell table:number-columns-repeated="1022"/>
        </table:table-row>
        <table:table-row table:style-name="ro1">
          <table:covered-table-cell table:style-name="ce27"/>
          <table:table-cell table:style-name="ce27"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27" office:value-type="string" calcext:value-type="string" table:number-columns-spanned="1" table:number-rows-spanned="4">
            <text:p>Performance improvement</text:p>
          </table:table-cell>
          <table:table-cell table:style-name="ce27" office:value-type="string" calcext:value-type="string">
            <text:p>Use columnar data (Parquet)</text:p>
          </table:table-cell>
          <table:table-cell table:number-columns-repeated="1022"/>
        </table:table-row>
        <table:table-row table:style-name="ro1">
          <table:covered-table-cell table:style-name="ce27"/>
          <table:table-cell table:style-name="ce27" office:value-type="string" calcext:value-type="string">
            <text:p>Compress data</text:p>
          </table:table-cell>
          <table:table-cell table:number-columns-repeated="1022"/>
        </table:table-row>
        <table:table-row table:style-name="ro1">
          <table:covered-table-cell table:style-name="ce27"/>
          <table:table-cell table:style-name="ce27" office:value-type="string" calcext:value-type="string">
            <text:p>Partition datasets in S3</text:p>
          </table:table-cell>
          <table:table-cell table:number-columns-repeated="1022"/>
        </table:table-row>
        <table:table-row table:style-name="ro1">
          <table:covered-table-cell table:style-name="ce27"/>
          <table:table-cell table:style-name="ce27"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7" office:value-type="string" calcext:value-type="string">
            <text:p>Columnar storage of data</text:p>
          </table:table-cell>
          <table:table-cell table:style-name="ce27"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7" office:value-type="string" calcext:value-type="string">
            <text:p>Leader node and compute nodes</text:p>
          </table:table-cell>
          <table:table-cell table:style-name="ce27"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27" office:value-type="string" calcext:value-type="string">
            <text:p>BI Service</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If data is imported into QuickSight, it can use an engine called…</text:p>
          </table:table-cell>
          <table:table-cell table:style-name="ce27"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7" office:value-type="string" calcext:value-type="string">
            <text:p>Define users and groups for QuickSight</text:p>
          </table:table-cell>
          <table:table-cell table:style-name="ce2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Oftenly used to transform data so Athena or Redshift can query it</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Can convert data to Parquet format so Athena can query it better, since Athena gets its performance improved when querying columnar data, which the Parquet format happens to be</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7" office:value-type="string" calcext:value-type="string">
            <text:p>Glue DataBrew</text:p>
          </table:table-cell>
          <table:table-cell table:style-name="ce27" office:value-type="string" calcext:value-type="string">
            <text:p>Clean and normalize data</text:p>
          </table:table-cell>
          <table:table-cell table:number-columns-repeated="1022"/>
        </table:table-row>
        <table:table-row table:style-name="ro1">
          <table:table-cell table:style-name="ce27" office:value-type="string" calcext:value-type="string">
            <text:p>Glue Studio</text:p>
          </table:table-cell>
          <table:table-cell table:style-name="ce27" office:value-type="string" calcext:value-type="string">
            <text:p>GUI to monitor Glue jobs</text:p>
          </table:table-cell>
          <table:table-cell table:number-columns-repeated="1022"/>
        </table:table-row>
        <table:table-row table:style-name="ro1">
          <table:table-cell table:style-name="ce27" office:value-type="string" calcext:value-type="string">
            <text:p>Glue Streaming ETL</text:p>
          </table:table-cell>
          <table:table-cell table:style-name="ce2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27" office:value-type="string" calcext:value-type="string">
            <text:p>Central place stored on S3 to have data to run analytics on</text:p>
          </table:table-cell>
          <table:table-cell table:style-name="ce27"/>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7" office:value-type="string" calcext:value-type="string">
            <text:p>Centralized permissions</text:p>
          </table:table-cell>
          <table:table-cell table:style-name="ce2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80" office:value-type="string" calcext:value-type="string">
            <text:p>To access … services, we need IAM roles <text:span text:style-name="T3">ON THE ORIGIN...</text:span></text:p>
          </table:table-cell>
          <table:table-cell table:style-name="ce80"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10">
          <table:table-cell table:style-name="ce9" office:value-type="string" calcext:value-type="string">
            <text:p>IAM Policy fields</text:p>
          </table:table-cell>
          <table:table-cell table:style-name="ce9"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27" office:value-type="string" calcext:value-type="string">
            <text:p>Cognito User Pools</text:p>
          </table:table-cell>
          <table:table-cell table:style-name="ce27" office:value-type="string" calcext:value-type="string">
            <text:p>Sign-in functionality for app users</text:p>
          </table:table-cell>
          <table:table-cell table:number-columns-repeated="1022"/>
        </table:table-row>
        <table:table-row table:style-name="ro1">
          <table:table-cell table:style-name="ce27" office:value-type="string" calcext:value-type="string">
            <text:p>Cognito Identity Pools</text:p>
          </table:table-cell>
          <table:table-cell table:style-name="ce27"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27" office:value-type="string" calcext:value-type="string">
            <text:p>AWS Managed Microsoft AD</text:p>
          </table:table-cell>
          <table:table-cell table:style-name="ce27"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7" office:value-type="string" calcext:value-type="string">
            <text:p>AD Connector</text:p>
          </table:table-cell>
          <table:table-cell table:style-name="ce27"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7" office:value-type="string" calcext:value-type="string">
            <text:p>Simple AD</text:p>
          </table:table-cell>
          <table:table-cell table:style-name="ce27"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Symetric keys (AES-256)</text:p>
          </table:table-cell>
          <table:table-cell table:style-name="ce27" office:value-type="string" calcext:value-type="string">
            <text:p>One key to encrypt/decrypt</text:p>
          </table:table-cell>
          <table:table-cell table:number-columns-repeated="1022"/>
        </table:table-row>
        <table:table-row table:style-name="ro1">
          <table:table-cell table:style-name="ce27" office:value-type="string" calcext:value-type="string">
            <text:p>Assymetric keys (RSA and ECC)</text:p>
          </table:table-cell>
          <table:table-cell table:style-name="ce27"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1">
          <table:table-cell table:style-name="ce27" office:value-type="string" calcext:value-type="string">
            <text:p>Multi-region keys with DynamoDB Global Tables</text:p>
          </table:table-cell>
          <table:table-cell table:style-name="ce27"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7" office:value-type="string" calcext:value-type="string">
            <text:p>Multi-region keys with Global Aurora</text:p>
          </table:table-cell>
          <table:table-cell table:style-name="ce27"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 when we enable automatic rotation for it</text:p>
          </table:table-cell>
          <table:table-cell table:style-name="ce22" office:value-type="string" calcext:value-type="string">
            <text:p><text:s/>EVERY YEA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27" office:value-type="string" calcext:value-type="string">
            <text:p>SSM Parameter Store</text:p>
          </table:table-cell>
          <table:table-cell table:style-name="ce27"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27" office:value-type="string" calcext:value-type="string">
            <text:p>Stores secrets</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27" office:value-type="string" calcext:value-type="string">
            <text:p>Used to manage SSL/TLS certificates</text:p>
          </table:table-cell>
          <table:table-cell table:style-name="ce27"/>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application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27" office:value-type="string" calcext:value-type="string">
            <text:p>Identifies PII – personally identifiable information - and sensitive information that might not be protected/encrypted at rest</text:p>
          </table:table-cell>
          <table:table-cell table:style-name="ce2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80"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0"/>
          <table:table-cell table:style-name="ce80" office:value-type="string" calcext:value-type="string">
            <text:p>Supports IP Multicast (must remember)</text:p>
          </table:table-cell>
          <table:table-cell table:number-columns-repeated="1022"/>
        </table:table-row>
        <table:table-row table:style-name="ro1">
          <table:covered-table-cell table:style-name="ce10"/>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2" office:value-type="string" calcext:value-type="string">
            <text:p>VPC sharing from Resource Access Manager, to share SUBNETS with other accounts in ORGANIZATIONS</text:p>
          </table:table-cell>
          <table:table-cell table:style-name="ce22"/>
          <table:table-cell table:number-columns-repeated="1022"/>
        </table:table-row>
        <table:table-row table:style-name="ro14">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9" office:value-type="string" calcext:value-type="string">
            <text:p>Active<text:span text:style-name="T3"> flow inspection</text:spa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80" office:value-type="string" calcext:value-type="string">
            <text:p>Continuous Database Replication</text:p>
          </table:table-cell>
          <table:table-cell table:style-name="ce80"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80" office:value-type="string" calcext:value-type="string">
            <text:p>AWS Application Discovery Service</text:p>
          </table:table-cell>
          <table:table-cell table:style-name="ce80"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80" office:value-type="string" calcext:value-type="string">
            <text:p>AWS Application Migration Service</text:p>
          </table:table-cell>
          <table:table-cell table:style-name="ce80"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 and …</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2" office:value-type="string" calcext:value-type="string">
            <text:p>Questão 26 S1</text:p>
          </table:table-cell>
          <table:table-cell table:style-name="ce22"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2" office:value-type="string" calcext:value-type="string">
            <text:p>Questão 50 S1</text:p>
          </table:table-cell>
          <table:table-cell table:style-name="ce22"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 when we enable automatic rotation for it (every year)</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2" office:value-type="string" calcext:value-type="string">
            <text:p>Questão 44 S2</text:p>
          </table:table-cell>
          <table:table-cell table:style-name="ce28" office:value-type="string" calcext:value-type="string">
            <text:p>DNS hostnames and DNS resolution are required settings for private hosted zones.</text:p>
          </table:table-cell>
          <table:table-cell table:number-columns-repeated="1022"/>
        </table:table-row>
        <table:table-row table:style-name="ro1">
          <table:table-cell table:style-name="ce22" office:value-type="string" calcext:value-type="string">
            <text:p>Questão 48 S2</text:p>
          </table:table-cell>
          <table:table-cell table:style-name="ce22"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2" office:value-type="string" calcext:value-type="string">
            <text:p>Questão 11 S5</text:p>
          </table:table-cell>
          <table:table-cell table:style-name="ce22"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2" office:value-type="string" calcext:value-type="string">
            <text:p>Questão 23 S5</text:p>
          </table:table-cell>
          <table:table-cell table:style-name="ce22"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1" office:value-type="string" calcext:value-type="string">
            <text:p>Questão 60 S5</text:p>
          </table:table-cell>
          <table:table-cell table:style-name="ce21"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2" office:value-type="string" calcext:value-type="string">
            <text:p>Questão 62 S5</text:p>
          </table:table-cell>
          <table:table-cell table:style-name="ce22"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2" office:value-type="string" calcext:value-type="string">
            <text:p>Questão 18</text:p>
          </table:table-cell>
          <table:table-cell table:style-name="ce2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1</text:p>
          </table:table-cell>
          <table:table-cell table:style-name="ce22"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2" office:value-type="string" calcext:value-type="string">
            <text:p>Q13</text:p>
          </table:table-cell>
          <table:table-cell table:style-name="ce22"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Again, API Gateway throttling limits</text:p>
          </table:table-cell>
          <table:table-cell table:number-columns-repeated="1022"/>
        </table:table-row>
        <table:table-row table:style-name="ro1">
          <table:table-cell table:style-name="ce22" office:value-type="string" calcext:value-type="string">
            <text:p>Q21</text:p>
          </table:table-cell>
          <table:table-cell table:style-name="ce22"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2" office:value-type="string" calcext:value-type="string">
            <text:p>Q24</text:p>
          </table:table-cell>
          <table:table-cell table:style-name="ce22"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2" office:value-type="string" calcext:value-type="string">
            <text:p>Q29</text:p>
          </table:table-cell>
          <table:table-cell table:style-name="ce22"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2" office:value-type="string" calcext:value-type="string">
            <text:p>Q33</text:p>
          </table:table-cell>
          <table:table-cell table:style-name="ce22" office:value-type="string" calcext:value-type="string">
            <text:p>Standard Reserved Instances can be sold on marketplace!</text:p>
          </table:table-cell>
          <table:table-cell table:number-columns-repeated="1022"/>
        </table:table-row>
        <table:table-row table:style-name="ro1">
          <table:table-cell table:style-name="ce22" office:value-type="string" calcext:value-type="string" table:number-columns-spanned="1" table:number-rows-spanned="2">
            <text:p>Q38</text:p>
          </table:table-cell>
          <table:table-cell table:style-name="ce22"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2"/>
          <table:table-cell table:style-name="ce22" office:value-type="string" calcext:value-type="string">
            <text:p>Also, remember that ECS task roles DON’T SUPPORT RESOURCE-BASED POLICIES!</text:p>
          </table:table-cell>
          <table:table-cell table:number-columns-repeated="1022"/>
        </table:table-row>
        <table:table-row table:style-name="ro1">
          <table:table-cell table:style-name="ce22" office:value-type="string" calcext:value-type="string">
            <text:p>Q44</text:p>
          </table:table-cell>
          <table:table-cell table:style-name="ce22"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2" office:value-type="string" calcext:value-type="string">
            <text:p>Q56</text:p>
          </table:table-cell>
          <table:table-cell table:style-name="ce22"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S3 Access points to restrict access to only a VPC, or IAM groups</text:p>
          </table:table-cell>
          <table:table-cell table:number-columns-repeated="1022"/>
        </table:table-row>
        <table:table-row table:style-name="ro1">
          <table:table-cell table:style-name="ce22" office:value-type="string" calcext:value-type="string">
            <text:p>Q61</text:p>
          </table:table-cell>
          <table:table-cell table:style-name="ce22" office:value-type="string" calcext:value-type="string">
            <text:p>Using Lambda@Edge to run authentication closer to end-users is possible!</text:p>
          </table:table-cell>
          <table:table-cell table:number-columns-repeated="1022"/>
        </table:table-row>
        <table:table-row table:style-name="ro1">
          <table:table-cell table:style-name="ce22" office:value-type="string" calcext:value-type="string">
            <text:p>Q64</text:p>
          </table:table-cell>
          <table:table-cell table:style-name="ce22"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9</text:p>
          </table:table-cell>
          <table:table-cell table:style-name="ce22"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22" office:value-type="string" calcext:value-type="string">
            <text:p>Q12</text:p>
          </table:table-cell>
          <table:table-cell table:style-name="ce22"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SNS can also be used to send emails. When to use SNS or SES?</text:p>
          </table:table-cell>
          <table:table-cell table:number-columns-repeated="1022"/>
        </table:table-row>
        <table:table-row table:style-name="ro1">
          <table:table-cell table:style-name="ce22" office:value-type="string" calcext:value-type="string">
            <text:p>Q19</text:p>
          </table:table-cell>
          <table:table-cell table:style-name="ce22" office:value-type="string" calcext:value-type="string">
            <text:p>DataSync can transfer directly to S3 Glacier and Glacier D.A</text:p>
          </table:table-cell>
          <table:table-cell table:number-columns-repeated="1022"/>
        </table:table-row>
        <table:table-row table:style-name="ro1">
          <table:table-cell table:style-name="ce22" office:value-type="string" calcext:value-type="string">
            <text:p>Q21</text:p>
          </table:table-cell>
          <table:table-cell table:style-name="ce22"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Cost allocation tags</text:p>
          </table:table-cell>
          <table:table-cell table:number-columns-repeated="1022"/>
        </table:table-row>
        <table:table-row table:style-name="ro1">
          <table:table-cell table:style-name="ce22" office:value-type="string" calcext:value-type="string">
            <text:p>Q26</text:p>
          </table:table-cell>
          <table:table-cell table:style-name="ce22"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22" office:value-type="string" calcext:value-type="string">
            <text:p>Q30</text:p>
          </table:table-cell>
          <table:table-cell table:style-name="ce22" office:value-type="string" calcext:value-type="string">
            <text:p>RDP (remote desktop) is like SSH but for Windows, port 3389</text:p>
          </table:table-cell>
          <table:table-cell table:number-columns-repeated="1022"/>
        </table:table-row>
        <table:table-row table:style-name="ro1">
          <table:table-cell table:style-name="ce22" office:value-type="string" calcext:value-type="string">
            <text:p>Q32</text:p>
          </table:table-cell>
          <table:table-cell table:style-name="ce22"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22" office:value-type="string" calcext:value-type="string">
            <text:p>Q33</text:p>
          </table:table-cell>
          <table:table-cell table:style-name="ce22"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21" office:value-type="string" calcext:value-type="string">
            <text:p>Q36</text:p>
          </table:table-cell>
          <table:table-cell table:style-name="ce21"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21" office:value-type="string" calcext:value-type="string">
            <text:p>Q38</text:p>
          </table:table-cell>
          <table:table-cell table:style-name="ce21"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22" office:value-type="string" calcext:value-type="string">
            <text:p>Q42</text:p>
          </table:table-cell>
          <table:table-cell table:style-name="ce22"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22" office:value-type="string" calcext:value-type="string">
            <text:p>Q44</text:p>
          </table:table-cell>
          <table:table-cell table:style-name="ce22" office:value-type="string" calcext:value-type="string">
            <text:p>Default ASG scaling cooldown is 300 secs</text:p>
          </table:table-cell>
          <table:table-cell table:number-columns-repeated="1022"/>
        </table:table-row>
        <table:table-row table:style-name="ro1">
          <table:table-cell table:style-name="ce29" office:value-type="string" calcext:value-type="string">
            <text:p>Q47</text:p>
          </table:table-cell>
          <table:table-cell table:style-name="ce29"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22" office:value-type="string" calcext:value-type="string">
            <text:p>Q53</text:p>
          </table:table-cell>
          <table:table-cell table:style-name="ce22"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Tape gateway can transfer directly to S3 Glacier</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12</text:p>
          </table:table-cell>
          <table:table-cell table:style-name="ce21"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22" office:value-type="string" calcext:value-type="string">
            <text:p>Q13</text:p>
          </table:table-cell>
          <table:table-cell table:style-name="ce22"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Pay attention to STOPPING an instance x TERMINATING it</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63" office:value-type="string" calcext:value-type="string">
            <text:p>Q45</text:p>
          </table:table-cell>
          <table:table-cell table:style-name="ce63"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109" office:value-type="string" calcext:value-type="string" table:number-columns-spanned="1" table:number-rows-spanned="2">
            <text:p>Q47</text:p>
          </table:table-cell>
          <table:table-cell table:style-name="ce109"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109"/>
          <table:table-cell table:style-name="ce109" office:value-type="string" calcext:value-type="string">
            <text:p>A subnet is known as a public subnet when its traffic is routed to an IGW</text:p>
          </table:table-cell>
          <table:table-cell table:number-columns-repeated="1022"/>
        </table:table-row>
        <table:table-row table:style-name="ro1">
          <table:table-cell table:style-name="ce21" office:value-type="string" calcext:value-type="string">
            <text:p>Q48</text:p>
          </table:table-cell>
          <table:table-cell table:style-name="ce21"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21" office:value-type="string" calcext:value-type="string">
            <text:p>Q49</text:p>
          </table:table-cell>
          <table:table-cell table:style-name="ce21"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21" office:value-type="string" calcext:value-type="string">
            <text:p>Q64</text:p>
          </table:table-cell>
          <table:table-cell table:style-name="ce21"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5" table:number-rows-repeated="126">
          <table:table-cell table:number-columns-repeated="1024"/>
        </table:table-row>
        <table:table-row table:style-name="ro15">
          <table:table-cell table:number-columns-repeated="1024"/>
        </table:table-row>
      </table:table>
      <table:table table:name="JB4"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8</text:p>
          </table:table-cell>
          <table:table-cell table:style-name="ce21"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21" office:value-type="string" calcext:value-type="string">
            <text:p>Q9</text:p>
          </table:table-cell>
          <table:table-cell table:style-name="ce21" office:value-type="string" calcext:value-type="string">
            <text:p>ACM can generate public SSL/TLS certificates</text:p>
          </table:table-cell>
          <table:table-cell table:number-columns-repeated="1022"/>
        </table:table-row>
        <table:table-row table:style-name="ro1">
          <table:table-cell table:style-name="ce21" office:value-type="string" calcext:value-type="string">
            <text:p>Q11</text:p>
          </table:table-cell>
          <table:table-cell table:style-name="ce21" office:value-type="string" calcext:value-type="string">
            <text:p>We can use both ACM and IAM CERTIFICATE STORE to safely import our SSL certificates</text:p>
          </table:table-cell>
          <table:table-cell table:number-columns-repeated="1022"/>
        </table:table-row>
        <table:table-row table:style-name="ro1">
          <table:table-cell table:style-name="ce21" office:value-type="string" calcext:value-type="string">
            <text:p>Q15</text:p>
          </table:table-cell>
          <table:table-cell table:style-name="ce21"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62" office:value-type="string" calcext:value-type="string">
            <text:p>Q16</text:p>
          </table:table-cell>
          <table:table-cell table:style-name="ce62" office:value-type="string" calcext:value-type="string">
            <text:p>EBS volumes attached to stopped EC2 instances still incur charges</text:p>
          </table:table-cell>
          <table:table-cell table:number-columns-repeated="1022"/>
        </table:table-row>
        <table:table-row table:style-name="ro1">
          <table:table-cell table:style-name="ce21" office:value-type="string" calcext:value-type="string">
            <text:p>Q17</text:p>
          </table:table-cell>
          <table:table-cell table:style-name="ce21" office:value-type="string" calcext:value-type="string">
            <text:p>S3 Select is indeed SQL-like</text:p>
          </table:table-cell>
          <table:table-cell table:number-columns-repeated="1022"/>
        </table:table-row>
        <table:table-row table:style-name="ro1">
          <table:table-cell table:style-name="ce21" office:value-type="string" calcext:value-type="string">
            <text:p>Q18</text:p>
          </table:table-cell>
          <table:table-cell table:style-name="ce21"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62" office:value-type="string" calcext:value-type="string">
            <text:p>Q32</text:p>
          </table:table-cell>
          <table:table-cell table:style-name="ce62" office:value-type="string" calcext:value-type="string">
            <text:p>S3 encryption headers</text:p>
          </table:table-cell>
          <table:table-cell table:number-columns-repeated="1022"/>
        </table:table-row>
        <table:table-row table:style-name="ro1">
          <table:table-cell table:style-name="ce62" office:value-type="string" calcext:value-type="string">
            <text:p>Q35</text:p>
          </table:table-cell>
          <table:table-cell table:style-name="ce62" office:value-type="string" calcext:value-type="string">
            <text:p>EBS volume relation between QUEUE LENGTH, IOPS and VOLUME SIZE</text:p>
          </table:table-cell>
          <table:table-cell table:number-columns-repeated="1022"/>
        </table:table-row>
        <table:table-row table:style-name="ro1">
          <table:table-cell table:style-name="ce21" office:value-type="string" calcext:value-type="string">
            <text:p>Q37</text:p>
          </table:table-cell>
          <table:table-cell table:style-name="ce21" office:value-type="string" calcext:value-type="string">
            <text:p>ALB is indeed inside of a SUBNET, and consequently, inside of an AZ</text:p>
          </table:table-cell>
          <table:table-cell table:number-columns-repeated="1022"/>
        </table:table-row>
        <table:table-row table:style-name="ro1">
          <table:table-cell table:style-name="ce21" office:value-type="string" calcext:value-type="string">
            <text:p>Q42</text:p>
          </table:table-cell>
          <table:table-cell table:style-name="ce21"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21" office:value-type="string" calcext:value-type="string">
            <text:p>Q47</text:p>
          </table:table-cell>
          <table:table-cell table:style-name="ce21"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21" office:value-type="string" calcext:value-type="string">
            <text:p>Q49</text:p>
          </table:table-cell>
          <table:table-cell table:style-name="ce21"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21" office:value-type="string" calcext:value-type="string">
            <text:p>Q59</text:p>
          </table:table-cell>
          <table:table-cell table:style-name="ce21" office:value-type="string" calcext:value-type="string">
            <text:p>AWS License Manager for managing licenses</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21" office:value-type="string" calcext:value-type="string">
            <text:p>Q63</text:p>
          </table:table-cell>
          <table:table-cell table:style-name="ce21"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1</text:p>
          </table:table-cell>
          <table:table-cell table:style-name="ce21"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21" office:value-type="string" calcext:value-type="string">
            <text:p>Q3</text:p>
          </table:table-cell>
          <table:table-cell table:style-name="ce21" office:value-type="string" calcext:value-type="string">
            <text:p>The MAXIMUM retention period of a SQS queue is ... days. The default is ... days</text:p>
          </table:table-cell>
          <table:table-cell table:number-columns-repeated="1022"/>
        </table:table-row>
        <table:table-row table:style-name="ro1">
          <table:table-cell table:style-name="ce21" office:value-type="string" calcext:value-type="string">
            <text:p>Q15</text:p>
          </table:table-cell>
          <table:table-cell table:style-name="ce21"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21" office:value-type="string" calcext:value-type="string">
            <text:p>Q20</text:p>
          </table:table-cell>
          <table:table-cell table:style-name="ce21"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21" office:value-type="string" calcext:value-type="string">
            <text:p>Q26</text:p>
          </table:table-cell>
          <table:table-cell table:style-name="ce21"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62" office:value-type="string" calcext:value-type="string">
            <text:p>Q27</text:p>
          </table:table-cell>
          <table:table-cell table:style-name="ce62" office:value-type="string" calcext:value-type="string">
            <text:p>Concepts of Aurora when failing over</text:p>
          </table:table-cell>
          <table:table-cell table:number-columns-repeated="1022"/>
        </table:table-row>
        <table:table-row table:style-name="ro18">
          <table:table-cell table:style-name="ce62" office:value-type="string" calcext:value-type="string">
            <text:p>Q36</text:p>
          </table:table-cell>
          <table:table-cell table:style-name="ce62"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22" office:value-type="string" calcext:value-type="string">
            <text:p>Q42</text:p>
          </table:table-cell>
          <table:table-cell table:style-name="ce22" office:value-type="string" calcext:value-type="string">
            <text:p>AWS WorkSpaces</text:p>
          </table:table-cell>
          <table:table-cell table:number-columns-repeated="1022"/>
        </table:table-row>
        <table:table-row table:style-name="ro1">
          <table:table-cell table:style-name="ce62" office:value-type="string" calcext:value-type="string">
            <text:p>Q47</text:p>
          </table:table-cell>
          <table:table-cell table:style-name="ce62" office:value-type="string" calcext:value-type="string">
            <text:p>There is a constraint that says that, as soon as an object reaches a storage-class in S3, it needs to stay there for at least 30 days. That means, we can’t create lifecycle policies for S3 Standard IA and S3 One-Zone IA UNLESS the object has already stayed 30 days in the previous storage-class. This DOES NOT APPLY TO INTELLIGENT-TIERING, GLACIER OR GLACIER-D.A</text:p>
          </table:table-cell>
          <table:table-cell table:number-columns-repeated="1022"/>
        </table:table-row>
        <table:table-row table:style-name="ro1">
          <table:table-cell table:style-name="ce21" office:value-type="string" calcext:value-type="string">
            <text:p>Q54</text:p>
          </table:table-cell>
          <table:table-cell table:style-name="ce21" office:value-type="string" calcext:value-type="string">
            <text:p>We can use Network Firewall to inspect ingress and egress traffic</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62" office:value-type="string" calcext:value-type="string">
            <text:p>Q57</text:p>
          </table:table-cell>
          <table:table-cell table:style-name="ce62" office:value-type="string" calcext:value-type="string">
            <text:p>CloudTrail logs are encrypted by default</text:p>
          </table:table-cell>
          <table:table-cell table:number-columns-repeated="1022"/>
        </table:table-row>
        <table:table-row table:style-name="ro1">
          <table:table-cell table:style-name="ce21" office:value-type="string" calcext:value-type="string">
            <text:p>Q59</text:p>
          </table:table-cell>
          <table:table-cell table:style-name="ce21" office:value-type="string" calcext:value-type="string">
            <text:p>We can keep using EBS volumes normally when a snapshot is happening</text:p>
          </table:table-cell>
          <table:table-cell table:number-columns-repeated="1022"/>
        </table:table-row>
        <table:table-row table:style-name="ro1">
          <table:table-cell table:style-name="ce62" office:value-type="string" calcext:value-type="string" table:number-columns-spanned="1" table:number-rows-spanned="2">
            <text:p>Q62</text:p>
          </table:table-cell>
          <table:table-cell table:style-name="ce62"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56"/>
          <table:table-cell table:style-name="ce56"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13</text:p>
          </table:table-cell>
          <table:table-cell table:style-name="ce62" office:value-type="string" calcext:value-type="string">
            <text:p>Instance types, like storage-optimized, memory-optimized, etc..</text:p>
          </table:table-cell>
          <table:table-cell table:number-columns-repeated="1022"/>
        </table:table-row>
        <table:table-row table:style-name="ro1">
          <table:table-cell table:style-name="ce21" office:value-type="string" calcext:value-type="string">
            <text:p>Q17</text:p>
          </table:table-cell>
          <table:table-cell table:style-name="ce21"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Remote Desktop = RDP, which listens on port 3389</text:p>
          </table:table-cell>
          <table:table-cell table:number-columns-repeated="1022"/>
        </table:table-row>
        <table:table-row table:style-name="ro1">
          <table:table-cell table:style-name="ce21" office:value-type="string" calcext:value-type="string">
            <text:p>Q22</text:p>
          </table:table-cell>
          <table:table-cell table:style-name="ce21" office:value-type="string" calcext:value-type="string">
            <text:p>Storage GW File Gateway supports NFS and SMB</text:p>
          </table:table-cell>
          <table:table-cell table:number-columns-repeated="1022"/>
        </table:table-row>
        <table:table-row table:style-name="ro1">
          <table:table-cell table:style-name="ce62" office:value-type="string" calcext:value-type="string">
            <text:p>Q23</text:p>
          </table:table-cell>
          <table:table-cell table:style-name="ce62"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62" office:value-type="string" calcext:value-type="string">
            <text:p>Q29</text:p>
          </table:table-cell>
          <table:table-cell table:style-name="ce62"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62" office:value-type="string" calcext:value-type="string">
            <text:p>Q31</text:p>
          </table:table-cell>
          <table:table-cell table:style-name="ce62"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21" office:value-type="string" calcext:value-type="string">
            <text:p>Q32</text:p>
          </table:table-cell>
          <table:table-cell table:style-name="ce21"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21" office:value-type="string" calcext:value-type="string">
            <text:p>Q41</text:p>
          </table:table-cell>
          <table:table-cell table:style-name="ce21" office:value-type="string" calcext:value-type="string">
            <text:p>In a CloudFormation template, only the Resources parameter is required.</text:p>
          </table:table-cell>
          <table:table-cell table:number-columns-repeated="1022"/>
        </table:table-row>
        <table:table-row table:style-name="ro1">
          <table:table-cell table:style-name="ce62" office:value-type="string" calcext:value-type="string">
            <text:p>Q45</text:p>
          </table:table-cell>
          <table:table-cell table:style-name="ce62" office:value-type="string" calcext:value-type="string">
            <text:p>ALB path conditions</text:p>
          </table:table-cell>
          <table:table-cell table:number-columns-repeated="1022"/>
        </table:table-row>
        <table:table-row table:style-name="ro1">
          <table:table-cell table:style-name="ce62" office:value-type="string" calcext:value-type="string">
            <text:p>Q61</text:p>
          </table:table-cell>
          <table:table-cell table:style-name="ce62"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62" office:value-type="string" calcext:value-type="string">
            <text:p>Q65</text:p>
          </table:table-cell>
          <table:table-cell table:style-name="ce62"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8">00/00/0000</text:date>, <text:time style:data-style-name="N2" text:time-value="21:53:44.86370422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8T00:28:20.811723785</dc:date>
    <meta:editing-duration>P1DT21H25M44S</meta:editing-duration>
    <meta:editing-cycles>185</meta:editing-cycles>
    <meta:generator>LibreOffice/7.3.7.2$Linux_X86_64 LibreOffice_project/30$Build-2</meta:generator>
    <meta:document-statistic meta:table-count="14" meta:cell-count="1590" meta:object-count="0"/>
  </office:meta>
</office:document-meta>
</file>